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4000002811671F79B.png"/>
  <manifest:file-entry manifest:media-type="image/png" manifest:full-path="Pictures/10000000000002E8000001D1D88F39A6.png"/>
  <manifest:file-entry manifest:media-type="image/png" manifest:full-path="Pictures/10000000000002EB0000023413C1B62C.png"/>
  <manifest:file-entry manifest:media-type="image/png" manifest:full-path="Pictures/10000000000002EA0000027EB51A5E87.png"/>
  <manifest:file-entry manifest:media-type="image/png" manifest:full-path="Pictures/10000000000002DC00000284ED1315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width="8.389cm" svg:height="5.482cm" draw:z-index="0">
        <draw:image xlink:href="Pictures/10000000000002E8000001D1D88F39A6.png" xlink:type="simple" xlink:show="embed" xlink:actuate="onLoad"/>
      </draw:frame>
      <text:p text:style-name="Standard"><draw:frame draw:style-name="fr2" draw:name="images2" text:anchor-type="paragraph" svg:x="4.008cm" svg:y="2.461cm" svg:width="8.987cm" svg:height="7.001cm" draw:z-index="1"><draw:image xlink:href="Pictures/10000000000002DC00000284ED13157A.png" xlink:type="simple" xlink:show="embed" xlink:actuate="onLoad"/></draw:frame><draw:frame draw:style-name="fr2" draw:name="images3" text:anchor-type="paragraph" svg:x="4.135cm" svg:y="9.751cm" svg:width="9.243cm" svg:height="6.075cm" draw:z-index="2"><draw:image xlink:href="Pictures/10000000000002E4000002811671F79B.png" xlink:type="simple" xlink:show="embed" xlink:actuate="onLoad"/></draw:frame><draw:frame draw:style-name="fr2" draw:name="images4" text:anchor-type="paragraph" svg:x="4.932cm" svg:y="16.088cm" svg:width="7.243cm" svg:height="4.99cm" draw:z-index="3"><draw:image xlink:href="Pictures/10000000000002EB0000023413C1B62C.png" xlink:type="simple" xlink:show="embed" xlink:actuate="onLoad"/></draw:frame><draw:frame draw:style-name="fr2" draw:name="images5" text:anchor-type="paragraph" svg:x="4.567cm" svg:y="21.334cm" svg:width="8.296cm" svg:height="6.366cm" draw:z-index="4"><draw:image xlink:href="Pictures/10000000000002EA0000027EB51A5E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dev Web</meta:initial-creator>
    <meta:creation-date>2023-10-13T11:53:26.99</meta:creation-date>
    <meta:document-statistic meta:table-count="0" meta:image-count="5" meta:object-count="0" meta:page-count="1" meta:paragraph-count="0" meta:word-count="0" meta:character-count="0"/>
    <dc:date>2023-10-13T11:59:08.42</dc:date>
    <dc:creator>Mdev Web</dc:creator>
    <meta:editing-duration>PT5M42S</meta:editing-duration>
    <meta:editing-cycles>1</meta:editing-cycles>
    <meta:generator>OpenOffice/4.1.14$Win32 OpenOffice.org_project/4114m1$Build-9811</meta:generator>
  </office:meta>
</office:document-meta>
</file>